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0">
      <style:text-properties fo:font-weight="normal" style:font-weight-asian="normal" style:font-weight-complex="normal"/>
    </style:style>
    <style:style style:name="P12" style:family="paragraph" style:parent-style-name="Standard" style:list-style-name="L11"/>
    <style:style style:name="P13" style:family="paragraph" style:parent-style-name="Standard" style:list-style-name="L13"/>
    <style:style style:name="P14" style:family="paragraph" style:parent-style-name="Standard" style:list-style-name="L15"/>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style>
    <style:style style:name="P17" style:family="paragraph" style:parent-style-name="Standard" style:list-style-name="L15">
      <style:paragraph-properties fo:margin-left="2.501cm" fo:margin-right="0cm" fo:text-indent="-0.635cm" style:auto-text-indent="false"/>
    </style:style>
    <style:style style:name="P18" style:family="paragraph" style:parent-style-name="Text_20_body" style:list-style-name="L6"/>
    <style:style style:name="P19" style:family="paragraph" style:parent-style-name="Title">
      <style:text-properties fo:background-color="transparent"/>
    </style:style>
    <style:style style:name="P20" style:family="paragraph" style:parent-style-name="Код" style:list-style-name="L15">
      <style:paragraph-properties fo:margin-left="1.866cm" fo:margin-right="0cm" fo:text-indent="0cm" style:auto-text-indent="false"/>
    </style:style>
    <style:style style:name="T1" style:family="text">
      <style:text-properties fo:background-color="#ffff00"/>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background-color="transparent"/>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text-position="0% 100%" fo:language="en" fo:country="US"/>
    </style:style>
    <style:style style:name="T8" style:family="text">
      <style:text-properties style:font-name-asian="Courier New" style:font-name-complex="Courier New"/>
    </style:style>
    <style:style style:name="T9" style:family="text">
      <style:text-properties style:font-name="DejaVu Sans Mono1" fo:font-size="9pt" style:font-size-asian="10.5pt"/>
    </style:style>
    <text:list-style style:name="L1">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duction <text:s text:c="2"/></text:p>
      <text:p text:style-name="Standard"/>
      <text:p text:style-name="Standard"><text:tab/>This document gives coding conventions for the Python code comprising the <text:s/>standard library in the main Python distribution. <text:s/>Please see the companion informational PEP describing style guidelines for the C code in the C implementation of Python<text:span text:style-name="T2">1</text:span>. </text:p>
      <text:p text:style-name="Standard"/>
      <text:p text:style-name="Standard"><text:tab/>This document was adapted from Guido's original Python Style Guide essay<text:span text:style-name="T3">2</text:span>, with some additions from Barry's style guide<text:span text:style-name="T2">5</text:span>. <text:s/>Where there's conflict, Guido's style rules for the purposes of this PEP. <text:s/>This PEP may still be incomplete (in fact, it may never be finished &lt;wink&gt;). </text:p>
      <text:p text:style-name="Standard"/>
      <text:p text:style-name="Title"><text:s/>A Foolish Consistency is the Hobgoblin of Little Minds <text:s/></text:p>
      <text:p text:style-name="Standard"/>
      <text:p text:style-name="Standard"><text:tab/>One of Guido's key insights is that code is read much more often than it is written. <text:s/>The guidelines provided here are intended to improve the readability of code and make it consistent across the wide spectrum of Python code. <text:s/>As <text:a xlink:type="simple" xlink:href="http://www.python.org/dev/peps/pep-0020/"><text:span text:style-name="T4">PEP 20</text:span></text:a><text:span text:style-name="T2">6 </text:span>says, "Readability counts". </text:p>
      <text:p text:style-name="Standard"/>
      <text:p text:style-name="Standard"><text:tab/>A style guide is about consistency. <text:s/>Consistency with this style guide is important. <text:s/>Consistency within a project is more important. Consistency within one module or function is most important. </text:p>
      <text:p text:style-name="Standard"/>
      <text:p text:style-name="Standard"><text:tab/>But most importantly: know when to be inconsistent -- sometimes the style guide just doesn't apply. <text:s/>When in doubt, use your best judgment. <text:s/>Look at other examples and decide what looks best. <text:s/>And don't hesitate to ask! </text:p>
      <text:p text:style-name="Standard"/>
      <text:p text:style-name="Standard"><text:tab/>Two good reasons to break a particular rule: </text:p>
      <text:p text:style-name="Standard"/>
      <text:list xml:id="list32228981" text:style-name="L1">
        <text:list-item>
          <text:p text:style-name="P2"><text:tab/>When applying the rule would make the code less readable, even for someone who is used to reading code that follows the rules. </text:p>
          <text:p text:style-name="P2"/>
        </text:list-item>
        <text:list-item>
          <text:p text:style-name="P2"><text:s/><text:tab/><text:span text:style-name="T5">To </text:span>be consistent with surrounding code that also breaks it (maybe for historic reasons) -- although this is also an opportunity to clean up someone else's mess (in true XP style). </text:p>
        </text:list-item>
      </text:list>
      <text:p text:style-name="Standard"/>
      <text:p text:style-name="Standard"><text:s/></text:p>
      <text:p text:style-name="Standard"/>
      <text:p text:style-name="Title">Code lay-out <text:s/></text:p>
      <text:p text:style-name="Standard"/>
      <text:h text:style-name="Heading_20_6" text:outline-level="6"><text:s text:c="2"/><text:span text:style-name="T6">Indentation </text:span></text:h>
      <text:p text:style-name="Standard"/>
      <text:p text:style-name="Standard"><text:tab/>Use 4 spaces per indentation level. </text:p>
      <text:p text:style-name="Standard"/>
      <text:p text:style-name="Standard"><text:tab/>For really old code that you don't want to mess up, you can continue to use 8-space tabs. </text:p>
      <text:p text:style-name="Standard"/>
      <text:h text:style-name="Heading_20_6" text:outline-level="6"><text:s text:c="2"/>Tabs or Spaces? </text:h>
      <text:p text:style-name="Standard"/>
      <text:p text:style-name="Standard"><text:tab/>Never mix tabs and spaces. </text:p>
      <text:p text:style-name="Standard"/>
      <text:p text:style-name="Standard"><text:tab/>The most popular way of indenting Python is with spaces only. <text:s/>The second-most popular way is with tabs only. <text:s/>Code indented with a mixture of tabs and spaces should be converted to using spaces exclusively. <text:s/>When invoking the Python command line interpreter with the -t option, it issues warnings about code that illegally mixes tabs and spaces. <text:s/>When using -tt these warnings become errors. <text:s/>These options are highly recommended! </text:p>
      <text:p text:style-name="Standard"/>
      <text:p text:style-name="Standard"><text:tab/>For new projects, spaces-only are strongly recommended over tabs. <text:s/>Most editors have features that make this easy to do. </text:p>
      <text:p text:style-name="Standard"/>
      <text:h text:style-name="Heading_20_6" text:outline-level="6"><text:soft-page-break/><text:s text:c="2"/>Maximum Line Length </text:h>
      <text:p text:style-name="Standard"/>
      <text:p text:style-name="Standard"><text:tab/>Limit all lines to a maximum of 79 characters. </text:p>
      <text:p text:style-name="Standard"/>
      <text:p text:style-name="Standard"><text:tab/>There are still many devices around that are limited to 80 character lines; plus, limiting windows to 80 characters makes it possible to have several windows side-by-side. <text:s/>The default wrapping on such devices disrupts the visual structure of the code, making it more difficult to understand. <text:s/>Therefore, please limit all lines to a maximum of 79 characters. <text:s/>For flowing long blocks of text (docstrings or comments), limiting the length to 72 characters is recommended. </text:p>
      <text:p text:style-name="Standard"/>
      <text:p text:style-name="Standard"><text:tab/>The preferred way of wrapping long lines is by using Python's implied line continuation inside parentheses, brackets and braces. <text:s/>If necessary, you can add an extra pair of parentheses around an expression, but sometimes using a backslash looks better. <text:s/>Make sure to indent the continued line appropriately. <text:s/>The preferred place to break around a binary operator is *after* the operator, not before it. <text:s/>Some examples: </text:p>
      <text:p text:style-name="P15"/>
      <text:p text:style-name="Код">class Rectangle(Blob):</text:p>
      <text:p text:style-name="Код"/>
      <text:p text:style-name="Код"><text:s text:c="4"/>def __init__(self, width, height,</text:p>
      <text:p text:style-name="Код"><text:s text:c="17"/>color='black', emphasis=None, highlight=0):</text:p>
      <text:p text:style-name="Код"><text:s text:c="8"/>if width == 0 and height == 0 and \</text:p>
      <text:p text:style-name="Код"><text:s text:c="11"/>color == 'red' and emphasis == 'strong' or \</text:p>
      <text:p text:style-name="Код"><text:s text:c="11"/>highlight &gt; 100:</text:p>
      <text:p text:style-name="Код"><text:s text:c="12"/>raise ValueError("sorry, you lose")</text:p>
      <text:p text:style-name="Код"><text:s text:c="8"/>if width == 0 and height == 0 and (color == 'red' or</text:p>
      <text:p text:style-name="Код"><text:s text:c="43"/>emphasis is None):</text:p>
      <text:p text:style-name="Код"><text:s text:c="12"/>raise ValueError("I don't think so -- values are %s, %s" %</text:p>
      <text:p text:style-name="Код"><text:s text:c="29"/>(width, height))</text:p>
      <text:p text:style-name="Код"><text:s text:c="8"/>Blob.__init__(self, width, height,</text:p>
      <text:p text:style-name="Код"><text:s text:c="22"/>color, emphasis, highlight)</text:p>
      <text:h text:style-name="Heading_20_6" text:outline-level="6"><text:s text:c="2"/>Blank Lines </text:h>
      <text:p text:style-name="Standard"/>
      <text:p text:style-name="Standard"><text:tab/>Separate top-level function and class definitions with two blank lines. </text:p>
      <text:p text:style-name="Standard"/>
      <text:p text:style-name="Standard"><text:tab/>Method definitions inside a class are separated by a single blank line. </text:p>
      <text:p text:style-name="Standard"/>
      <text:p text:style-name="Standard"><text:tab/>Extra blank lines may be used (sparingly) to separate groups of related functions. <text:s/>Blank lines may be omitted between a bunch of related one-liners (e.g. a set of dummy implementations). </text:p>
      <text:p text:style-name="Standard"/>
      <text:p text:style-name="Standard"><text:tab/>Use blank lines in functions, sparingly, to indicate logical sections. </text:p>
      <text:p text:style-name="Standard"/>
      <text:p text:style-name="Standard"><text:soft-page-break/><text:tab/>Python accepts the control-L (i.e. <text:span text:style-name="Код_20_в_20_строке">^L</text:span>) form feed character as whitespace; Many tools treat these characters as page separators, so you may use them to separate pages of related sections of your file. </text:p>
      <text:p text:style-name="Standard"/>
      <text:h text:style-name="Heading_20_6" text:outline-level="6"><text:s text:c="2"/>Encodings (<text:a xlink:type="simple" xlink:href="http://www.python.org/dev/peps/pep-0263"><text:span text:style-name="T4">PEP 263</text:span></text:a>) </text:h>
      <text:p text:style-name="Standard"/>
      <text:p text:style-name="Standard"><text:tab/>Code in the core Python distribution should aways use the ASCII or Latin-1 encoding (a.k.a. ISO-8859-1). <text:s/>For Python 3.0 and beyond, UTF-8 is preferred over Latin-1, see <text:a xlink:type="simple" xlink:href="http://www.python.org/dev/peps/pep-3120"><text:span text:style-name="T4">PEP 3120</text:span></text:a>. </text:p>
      <text:p text:style-name="Standard"/>
      <text:p text:style-name="Standard"><text:tab/>Files using ASCII (or UTF-8, for Python 3.0) should not have a coding cookie. <text:s/>Latin-1 (or UTF-8) should only be used when a comment or docstring needs to mention an author name that requires Latin-1; otherwise, using <text:span text:style-name="Код_20_в_20_строке">\x</text:span>, <text:span text:style-name="Код_20_в_20_строке">\u</text:span> or <text:span text:style-name="Код_20_в_20_строке">\U</text:span> escapes is the preferred way to include non-ASCII data in string literals. </text:p>
      <text:p text:style-name="Standard"/>
      <text:p text:style-name="Standard"><text:tab/>For Python 3.0 and beyond, the following policy is prescribed for the standard library (see <text:a xlink:type="simple" xlink:href="http://www.python.org/dev/peps/pep-3131"><text:span text:style-name="T4">PEP 3131</text:span></text:a>):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MUST provide a latin transliteration of their names. </text:p>
      <text:p text:style-name="Standard"/>
      <text:p text:style-name="Standard"><text:tab/>Open source projects with a global audience are encouraged to adopt a similar policy. </text:p>
      <text:p text:style-name="Standard"/>
      <text:p text:style-name="Title"><text:s/>Imports <text:s/></text:p>
      <text:p text:style-name="Standard"/>
      <text:list xml:id="list32579427" text:style-name="L4">
        <text:list-item>
          <text:p text:style-name="P4">Imports should usually be on separate lines, e.g.: </text:p>
        </text:list-item>
      </text:list>
      <text:p text:style-name="Standard"/>
      <text:p text:style-name="Standard"><text:tab/>Yes: </text:p>
      <text:p text:style-name="Код">import os <text:s/>import sys </text:p>
      <text:p text:style-name="Standard"/>
      <text:p text:style-name="Standard"><text:tab/>No: <text:s/></text:p>
      <text:p text:style-name="Код">import sys, os </text:p>
      <text:p text:style-name="Standard"/>
      <text:p text:style-name="Standard"><text:tab/> <text:s/><text:span text:style-name="T5">I</text:span>t's okay to say this though: </text:p>
      <text:p text:style-name="Standard"/>
      <text:p text:style-name="Код">from subprocess import Popen, PIPE </text:p>
      <text:p text:style-name="Standard"/>
      <text:list xml:id="list34273110" text:continue-numbering="true" text:style-name="L4">
        <text:list-item>
          <text:p text:style-name="P4">Imports are always put at the top of the file, just after any module <text:s text:c="2"/>comments and docstrings, and before module globals and constants. </text:p>
        </text:list-item>
      </text:list>
      <text:p text:style-name="Standard"/>
      <text:p text:style-name="Standard"><text:tab/> <text:s/>Imports should be grouped in the following order: </text:p>
      <text:p text:style-name="Standard"/>
      <text:list xml:id="list32588619" text:style-name="L5">
        <text:list-item>
          <text:list>
            <text:list-item>
              <text:p text:style-name="P5">standard library imports <text:s text:c="2"/></text:p>
            </text:list-item>
            <text:list-item>
              <text:p text:style-name="P5">related third party imports <text:s text:c="2"/></text:p>
            </text:list-item>
            <text:list-item>
              <text:p text:style-name="P5">local application/library specific imports </text:p>
            </text:list-item>
          </text:list>
        </text:list-item>
      </text:list>
      <text:p text:style-name="Standard"/>
      <text:p text:style-name="Standard"><text:tab/> <text:s/>You should put a blank line between each group of imports. </text:p>
      <text:p text:style-name="Standard"/>
      <text:p text:style-name="Standard"><text:tab/> <text:s/>Put any relevant <text:span text:style-name="Код_20_в_20_строке">__all__ </text:span>specification after the imports. </text:p>
      <text:p text:style-name="Standard"/>
      <text:list xml:id="list34251161" text:continue-list="list34273110" text:style-name="L4">
        <text:list-item>
          <text:p text:style-name="P4">Relative imports for intra-package imports are highly discouraged. <text:s text:c="2"/>Always use the absolute package path for all imports. <text:s text:c="2"/>Even now that <text:a xlink:type="simple" xlink:href="http://www.python.org/dev/peps/pep-0328"><text:span text:style-name="T4">PEP 328</text:span></text:a><text:span text:style-name="T3">7</text:span> is fully implemented in Python 2.5, <text:s text:c="2"/>its style of explicit relative imports is actively discouraged; <text:s text:c="2"/>absolute imports are more portable and usually more readable. </text:p>
        </text:list-item>
      </text:list>
      <text:p text:style-name="Standard"/>
      <text:list xml:id="list34260379" text:continue-numbering="true" text:style-name="L4">
        <text:list-item>
          <text:p text:style-name="P4">When importing a class from a class-containing module, it's usually okay <text:s text:c="2"/>to spell this </text:p>
        </text:list-item>
      </text:list>
      <text:p text:style-name="Standard"><text:soft-page-break/></text:p>
      <text:p text:style-name="Код">from myclass import MyClass from foo.bar.yourclass import YourClass </text:p>
      <text:p text:style-name="Standard"/>
      <text:p text:style-name="Standard"><text:tab/> <text:s/>If this spelling causes local name clashes, then spell them </text:p>
      <text:p text:style-name="Standard"/>
      <text:p text:style-name="Код">import myclass import foo.bar.yourclass </text:p>
      <text:p text:style-name="Standard"/>
      <text:p text:style-name="Standard">and use "myclass.MyClass" and "foo.bar.yourclass.YourClass" </text:p>
      <text:p text:style-name="Standard"/>
      <text:p text:style-name="Title"><text:s/>Whitespace in Expressions and Statements <text:s/></text:p>
      <text:p text:style-name="Standard"/>
      <text:h text:style-name="Heading_20_6" text:outline-level="6"><text:s text:c="2"/>Pet Peeves </text:h>
      <text:p text:style-name="Standard"/>
      <text:p text:style-name="Standard"><text:tab/>Avoid extraneous whitespace in the following situations: </text:p>
      <text:p text:style-name="Standard"/>
      <text:list xml:id="list32467639" text:style-name="L3">
        <text:list-item>
          <text:p text:style-name="P3">Immediately inside parentheses, brackets or braces. </text:p>
        </text:list-item>
      </text:list>
      <text:p text:style-name="Standard"/>
      <text:p text:style-name="Standard"><text:tab/>Yes: </text:p>
      <text:p text:style-name="Код">spam(ham<text:span text:style-name="T7">[1]</text:span>, {eggs: 2}) <text:s text:c="2"/></text:p>
      <text:p text:style-name="P16">No: <text:s/></text:p>
      <text:p text:style-name="Код">spam( ham[ 1 ], { eggs: 2 } ) </text:p>
      <text:p text:style-name="Standard"/>
      <text:list xml:id="list34243043" text:continue-numbering="true" text:style-name="L3">
        <text:list-item>
          <text:p text:style-name="P3">Immediately before a comma, semicolon, or colon: </text:p>
        </text:list-item>
      </text:list>
      <text:p text:style-name="Standard"/>
      <text:p text:style-name="Standard"><text:tab/> <text:s/>Yes: </text:p>
      <text:p text:style-name="Код">if x == 4: print x, y; x, y = y, x <text:s text:c="2"/></text:p>
      <text:p text:style-name="Standard"><text:tab/> <text:s/>No: <text:s/></text:p>
      <text:p text:style-name="Код">if x == 4 : print x , y ; x , y = y , x </text:p>
      <text:p text:style-name="Standard"/>
      <text:list xml:id="list34267682" text:continue-numbering="true" text:style-name="L3">
        <text:list-item>
          <text:p text:style-name="P3">Immediately before the open parenthesis that starts the argument <text:s text:c="2"/>list of a function call: </text:p>
        </text:list-item>
      </text:list>
      <text:p text:style-name="Standard"/>
      <text:p text:style-name="Standard"><text:tab/> <text:s/>Yes: </text:p>
      <text:p text:style-name="Код">spam(1) <text:s text:c="2"/></text:p>
      <text:p text:style-name="Standard"><text:tab/>No: <text:s/></text:p>
      <text:p text:style-name="Код">spam (1) </text:p>
      <text:p text:style-name="Standard"/>
      <text:list xml:id="list34248805" text:continue-numbering="true" text:style-name="L3">
        <text:list-item>
          <text:p text:style-name="P3">Immediately before the open parenthesis that starts an indexing or <text:s text:c="2"/>slicing: </text:p>
        </text:list-item>
      </text:list>
      <text:p text:style-name="Standard"/>
      <text:p text:style-name="Standard"><text:tab/> <text:s/>Yes: </text:p>
      <text:p text:style-name="Код">dict['key'] = list[index] <text:s text:c="2"/></text:p>
      <text:p text:style-name="Standard"><text:tab/>No: <text:s/></text:p>
      <text:p text:style-name="Код">dict ['key'] = list [index] </text:p>
      <text:p text:style-name="Standard"/>
      <text:list xml:id="list34270730" text:continue-numbering="true" text:style-name="L3">
        <text:list-item>
          <text:p text:style-name="P3">More than one space around an assignment (or other) operator to <text:s text:c="2"/>align it with another. </text:p>
        </text:list-item>
      </text:list>
      <text:p text:style-name="Standard"/>
      <text:p text:style-name="Standard"><text:soft-page-break/><text:tab/> <text:s/>Yes: </text:p>
      <text:p text:style-name="Standard"/>
      <text:p text:style-name="Код">x = 1</text:p>
      <text:p text:style-name="Код">y = 2</text:p>
      <text:p text:style-name="Код">long_variable = 3</text:p>
      <text:p text:style-name="Standard"/>
      <text:p text:style-name="Standard"><text:tab/> <text:s/>No: </text:p>
      <text:p text:style-name="Standard"/>
      <text:p text:style-name="Код">x <text:s text:c="12"/>= 1</text:p>
      <text:p text:style-name="Код">y <text:s text:c="12"/>= 2</text:p>
      <text:p text:style-name="Код">long_variable = 3 </text:p>
      <text:p text:style-name="Standard"/>
      <text:p text:style-name="Standard"><text:s text:c="3"/>Other Recommendations </text:p>
      <text:p text:style-name="Standard"/>
      <text:list xml:id="list32691256" text:style-name="L6">
        <text:list-item>
          <text:p text:style-name="P18">Always surround these binary operators with a single space on either side: assignment (<text:span text:style-name="Код_20_в_20_строке">=</text:span>), augmented assignment (<text:span text:style-name="Код_20_в_20_строке">+=</text:span>,<text:span text:style-name="Код_20_в_20_строке"> -=</text:span> etc.), comparisons <text:span text:style-name="Код_20_в_20_строке">(==, &lt;, &gt;, !=, &lt;&gt;, &lt;=, &gt;=, in, not in, is, is not</text:span>), Booleans (<text:span text:style-name="Код_20_в_20_строке">and, or, not</text:span>).</text:p>
        </text:list-item>
      </text:list>
      <text:p text:style-name="Standard"/>
      <text:list xml:id="list34261888" text:continue-numbering="true" text:style-name="L6">
        <text:list-item>
          <text:p text:style-name="P6">Use spaces around arithmetic operators: </text:p>
        </text:list-item>
      </text:list>
      <text:p text:style-name="Standard"/>
      <text:p text:style-name="Standard"><text:tab/>Yes: </text:p>
      <text:p text:style-name="Standard"/>
      <text:p text:style-name="Код">i = i + 1</text:p>
      <text:p text:style-name="Код">submitted += 1</text:p>
      <text:p text:style-name="Код">x = x * 2 <text:span text:style-name="T5">-</text:span> 1</text:p>
      <text:p text:style-name="Код">hypot2 = x * x + y * y</text:p>
      <text:p text:style-name="Код">c = (a + b) * (a - b) </text:p>
      <text:p text:style-name="Standard"/>
      <text:p text:style-name="Standard"><text:tab/> <text:s/>No: </text:p>
      <text:p text:style-name="Standard"/>
      <text:p text:style-name="Код">i=i+1</text:p>
      <text:p text:style-name="Код">submitted +=1</text:p>
      <text:p text:style-name="Код">x = x*2 <text:span text:style-name="T5">-</text:span> 1</text:p>
      <text:p text:style-name="Код">hypot2 = x*x + y*y</text:p>
      <text:p text:style-name="Код">c = (a+b) * (a-b) </text:p>
      <text:p text:style-name="Standard"/>
      <text:list xml:id="list34242781" text:continue-numbering="true" text:style-name="L6">
        <text:list-item>
          <text:p text:style-name="P6">Don't use spaces around the '=' sign when used to indicate a <text:s text:c="2"/>keyword argument or a default parameter value. </text:p>
        </text:list-item>
      </text:list>
      <text:p text:style-name="Standard"/>
      <text:p text:style-name="Standard"><text:soft-page-break/><text:tab/> <text:s/>Yes: </text:p>
      <text:p text:style-name="Standard"/>
      <text:p text:style-name="Код">def complex(real, imag=0.0):</text:p>
      <text:p text:style-name="Код"><text:s text:c="4"/>return magic(r=real, i=imag)</text:p>
      <text:p text:style-name="Standard"/>
      <text:p text:style-name="Standard"><text:tab/> <text:s/>No: </text:p>
      <text:p text:style-name="Standard"/>
      <text:p text:style-name="Код">def complex(real, imag = 0.0):</text:p>
      <text:p text:style-name="Код"><text:s text:c="4"/>return magic(r = real, i = imag)</text:p>
      <text:p text:style-name="Standard"/>
      <text:list xml:id="list34274489" text:continue-numbering="true" text:style-name="L6">
        <text:list-item>
          <text:p text:style-name="P6">Compound statements (multiple statements on the same line) are <text:s text:c="2"/>generally discouraged. </text:p>
        </text:list-item>
      </text:list>
      <text:p text:style-name="Standard"/>
      <text:p text:style-name="Standard"><text:tab/> <text:s/>Yes: </text:p>
      <text:p text:style-name="Код"/>
      <text:p text:style-name="Код">if foo == 'blah':</text:p>
      <text:p text:style-name="Код"><text:s text:c="4"/>do_blah_thing()</text:p>
      <text:p text:style-name="Код">do_one()</text:p>
      <text:p text:style-name="Код">do_two()</text:p>
      <text:p text:style-name="Код">do_three()</text:p>
      <text:p text:style-name="Standard"/>
      <text:p text:style-name="Standard"><text:tab/> <text:s/>Rather not: </text:p>
      <text:p text:style-name="Standard"/>
      <text:p text:style-name="Код">if foo == 'blah': do_blah_thing()</text:p>
      <text:p text:style-name="Код">do_one(); do_two(); do_three() </text:p>
      <text:p text:style-name="Standard"/>
      <text:list xml:id="list34268607" text:continue-numbering="true" text:style-name="L6">
        <text:list-item>
          <text:p text:style-name="P6">While sometimes it's okay to put an if/for/while with a small <text:s text:c="2"/>body on the same line, never do this for multi-clause <text:s text:c="2"/>statements. <text:s/>Also avoid folding such long lines! </text:p>
        </text:list-item>
      </text:list>
      <text:p text:style-name="Standard"/>
      <text:p text:style-name="Standard"><text:tab/> <text:s/>Rather not: </text:p>
      <text:p text:style-name="Standard"/>
      <text:p text:style-name="Код">if foo == 'blah': do_blah_thing()</text:p>
      <text:p text:style-name="Код">for x in lst: total += x</text:p>
      <text:p text:style-name="Код">while t <text:span text:style-name="T5">&lt;</text:span> 10: t = delay()</text:p>
      <text:p text:style-name="Standard"/>
      <text:p text:style-name="Standard"><text:tab/> <text:s/>Definitely not: </text:p>
      <text:p text:style-name="Standard"/>
      <text:p text:style-name="Код">if foo == 'blah': do_blah_thing()</text:p>
      <text:p text:style-name="Код">else: do_non_blah_thing() </text:p>
      <text:p text:style-name="Код"><text:soft-page-break/></text:p>
      <text:p text:style-name="Код">try: something()</text:p>
      <text:p text:style-name="Код">finally: cleanup() </text:p>
      <text:p text:style-name="Код"/>
      <text:p text:style-name="Код">do_one(); do_two(); do_three(long, argument,</text:p>
      <text:p text:style-name="Код"><text:tab/><text:tab/><text:tab/><text:tab/><text:tab/><text:tab/>list, like, this) </text:p>
      <text:p text:style-name="Код"/>
      <text:p text:style-name="Код">if foo == 'blah': one(); two(); three() </text:p>
      <text:p text:style-name="Standard"/>
      <text:p text:style-name="Title"><text:s/>Comments <text:s/></text:p>
      <text:p text:style-name="Standard"/>
      <text:p text:style-name="Standard"><text:tab/>Comments that contradict the code are worse than no comments. <text:s/>Always make a priority of keeping the comments up-to-date when the code changes! </text:p>
      <text:p text:style-name="Standard"/>
      <text:p text:style-name="Standard"><text:tab/>Comments should be complete sentences. <text:s/>If a comment is a phrase or sentence, its first word should be capitalized, unless it is an identifier that begins with a lower case letter (never alter the case of identifiers!). </text:p>
      <text:p text:style-name="Standard"/>
      <text:p text:style-name="Standard"><text:tab/>If a comment is short, the period at the end can be omitted. <text:s/>Block comments generally consist of one or more paragraphs built out of complete sentences, and each sentence should end in a period. </text:p>
      <text:p text:style-name="Standard"/>
      <text:p text:style-name="Standard"><text:tab/>You should use two spaces after a sentence-ending period. </text:p>
      <text:p text:style-name="Standard"/>
      <text:p text:style-name="Standard"><text:tab/>When writing English, Strunk and White apply. </text:p>
      <text:p text:style-name="Standard"/>
      <text:p text:style-name="Standard"><text:tab/>Python coders from non-English speaking countries: please write your comments in English, unless you are 120% sure that the code will never be read by people who don't speak your language. </text:p>
      <text:p text:style-name="Standard"/>
      <text:h text:style-name="Heading_20_6" text:outline-level="6"><text:s text:c="3"/>Block Comments </text:h>
      <text:p text:style-name="Standard"/>
      <text:p text:style-name="Standard"><text:tab/>Block comments generally apply to some (or all) code that follows them, and are indented to the same level as that code. <text:s/>Each line of a block comment starts with a # and a single space (unless it is indented text inside the comment). </text:p>
      <text:p text:style-name="Standard"/>
      <text:p text:style-name="Standard"><text:tab/>Paragraphs inside a block comment are separated by a line containing a single #. </text:p>
      <text:p text:style-name="Standard"/>
      <text:h text:style-name="Heading_20_6" text:outline-level="6"><text:s text:c="2"/>Inline Comments </text:h>
      <text:p text:style-name="Standard"/>
      <text:p text:style-name="Standard"><text:tab/>Use inline comments sparingly. </text:p>
      <text:p text:style-name="Standard"/>
      <text:p text:style-name="Standard"><text:tab/>An inline comment is a comment on the same line as a statement. <text:s/>Inline comments should be separated by at least two spaces from the statement. They should start with a # and a single space. </text:p>
      <text:p text:style-name="Standard"/>
      <text:p text:style-name="Standard"><text:tab/>Inline comments are unnecessary and in fact distracting if they state the obvious. <text:s/>Don't do this: </text:p>
      <text:p text:style-name="Standard"/>
      <text:p text:style-name="Код">x = x + 1 <text:s text:c="16"/># Increment x </text:p>
      <text:p text:style-name="Standard"><text:soft-page-break/></text:p>
      <text:p text:style-name="Standard"><text:tab/>But sometimes, this is useful: </text:p>
      <text:p text:style-name="Standard"/>
      <text:p text:style-name="Код">x = x + 1 <text:s text:c="17"/># Compensate for border </text:p>
      <text:p text:style-name="Standard"/>
      <text:p text:style-name="Title"><text:s/>Documentation Strings <text:s/></text:p>
      <text:p text:style-name="Standard"/>
      <text:p text:style-name="Standard"><text:tab/>Conventions for writing good documentation strings (a.k.a. "docstrings") are immortalized in <text:a xlink:type="simple" xlink:href="http://www.python.org/dev/peps/pep-0257"><text:span text:style-name="T4">PEP 257</text:span></text:a><text:span text:style-name="T3">3</text:span>. </text:p>
      <text:p text:style-name="Standard"/>
      <text:list xml:id="list33221975" text:style-name="L7">
        <text:list-item>
          <text:p text:style-name="P7">Write docstrings for all public modules, functions, classes, and <text:s text:c="2"/>methods. <text:s/>Docstrings are not necessary for non-public methods, but you <text:s text:c="2"/>should have a comment that describes what the method does. <text:s/>This comment <text:s text:c="2"/>should appear after the "def" line. </text:p>
        </text:list-item>
      </text:list>
      <text:p text:style-name="Standard"/>
      <text:list xml:id="list34259856" text:continue-numbering="true" text:style-name="L7">
        <text:list-item>
          <text:p text:style-name="P7"><text:a xlink:type="simple" xlink:href="http://www.python.org/dev/peps/pep-0257"><text:span text:style-name="T4">PEP 257</text:span></text:a>describes good docstring conventions. <text:s/>Note that most <text:s text:c="2"/>importantly, the """ that ends a multiline docstring should be on a line <text:s text:c="2"/>by itself, and preferably preceded by a blank line, e.g.: </text:p>
        </text:list-item>
      </text:list>
      <text:p text:style-name="Standard"/>
      <text:p text:style-name="Код">"""Return a foobang </text:p>
      <text:p text:style-name="Код"/>
      <text:p text:style-name="Код">Optional plotz says to frobnicate the bizbaz first. </text:p>
      <text:p text:style-name="Код"/>
      <text:p text:style-name="Код">""" </text:p>
      <text:p text:style-name="Standard"/>
      <text:list xml:id="list34247562" text:continue-numbering="true" text:style-name="L7">
        <text:list-item>
          <text:p text:style-name="P7">For one liner docstrings, it's okay to keep the closing <text:span text:style-name="Код_20_в_20_строке">""" </text:span>on the same <text:s text:c="2"/>line. </text:p>
        </text:list-item>
      </text:list>
      <text:p text:style-name="Standard"/>
      <text:p text:style-name="Standard"><text:s/></text:p>
      <text:p text:style-name="Standard"/>
      <text:p text:style-name="Title">Version Bookkeeping <text:s/></text:p>
      <text:p text:style-name="Standard"/>
      <text:p text:style-name="Standard"><text:tab/>If you have to have Subversion, CVS, or RCS crud in your source file, do it as follows. </text:p>
      <text:p text:style-name="Standard"/>
      <text:p text:style-name="Код">version__ = "$Revision: 68852 $"</text:p>
      <text:p text:style-name="Код"># $Source$ </text:p>
      <text:p text:style-name="Standard"/>
      <text:p text:style-name="Standard"><text:tab/>These lines should be included after the module's docstring, before any other code, separated by a blank line above and below. </text:p>
      <text:p text:style-name="Standard"/>
      <text:p text:style-name="Title"><text:s/>Naming Conventions <text:s/></text:p>
      <text:p text:style-name="Standard"/>
      <text:p text:style-name="Standard"><text:tab/>The naming conventions of Python's library are a bit of a mess, so we'll never get this completely consistent <text:span text:style-name="T5">–</text:span> nevertheless, here are the currently recommended naming standards. <text:s/>New modules and packages (including third party frameworks) should be written to these standards, but where an existing library has a different style, internal consistency is preferred. </text:p>
      <text:p text:style-name="Standard"/>
      <text:h text:style-name="Heading_20_6" text:outline-level="6"><text:soft-page-break/><text:s text:c="2"/>Descriptive: Naming Styles </text:h>
      <text:p text:style-name="Standard"/>
      <text:p text:style-name="Standard"><text:tab/>There are a lot of different naming styles. <text:s/>It helps to be able to recognize what naming style is being used, independently from what they are used for. </text:p>
      <text:p text:style-name="Standard"/>
      <text:p text:style-name="Standard"><text:tab/>The following naming styles are commonly distinguished: </text:p>
      <text:p text:style-name="Standard"/>
      <text:list xml:id="list33247112" text:style-name="L8">
        <text:list-item>
          <text:p text:style-name="P8"><text:span text:style-name="Код_20_в_20_строке">b</text:span> (single lowercase letter) </text:p>
        </text:list-item>
      </text:list>
      <text:p text:style-name="Standard"/>
      <text:list xml:id="list34245563" text:continue-numbering="true" text:style-name="L8">
        <text:list-item>
          <text:p text:style-name="P8"><text:span text:style-name="Код_20_в_20_строке">B</text:span> (single uppercase letter) </text:p>
        </text:list-item>
      </text:list>
      <text:p text:style-name="Standard"/>
      <text:list xml:id="list34258494" text:continue-numbering="true" text:style-name="L8">
        <text:list-item>
          <text:p text:style-name="P8"><text:span text:style-name="Код_20_в_20_строке">lowercase </text:span></text:p>
        </text:list-item>
      </text:list>
      <text:p text:style-name="Standard"/>
      <text:list xml:id="list34249506" text:continue-numbering="true" text:style-name="L8">
        <text:list-item>
          <text:p text:style-name="P8"><text:span text:style-name="Код_20_в_20_строке">lower_case_with_underscores </text:span></text:p>
        </text:list-item>
      </text:list>
      <text:p text:style-name="Standard"/>
      <text:list xml:id="list34248219" text:continue-numbering="true" text:style-name="L8">
        <text:list-item>
          <text:p text:style-name="P8"><text:span text:style-name="Код_20_в_20_строке">UPPERCASE </text:span></text:p>
        </text:list-item>
      </text:list>
      <text:p text:style-name="Standard"/>
      <text:list xml:id="list34268021" text:continue-numbering="true" text:style-name="L8">
        <text:list-item>
          <text:p text:style-name="P8"><text:span text:style-name="Код_20_в_20_строке">UPPER_CASE_WITH_UNDERSCORES </text:span></text:p>
        </text:list-item>
      </text:list>
      <text:p text:style-name="Standard"/>
      <text:list xml:id="list34252548" text:continue-numbering="true" text:style-name="L8">
        <text:list-item>
          <text:p text:style-name="P8"><text:span text:style-name="Код_20_в_20_строке">CapitalizedWords</text:span> (or <text:span text:style-name="Код_20_в_20_строке">CapWords</text:span>, or <text:span text:style-name="Код_20_в_20_строке">CamelCase</text:span> -- so named because <text:s text:c="2"/>of the bumpy look of its letters<text:span text:style-name="T3">4</text:span>). <text:s/>This is also sometimes known as <text:s text:c="2"/><text:span text:style-name="Код_20_в_20_строке">StudlyCaps</text:span>. </text:p>
          <text:p text:style-name="P8"/>
          <text:p text:style-name="P8">Note: When using abbreviations in CapWords, capitalize all the letters <text:s text:c="2"/>of the abbreviation. <text:s/>Thus <text:span text:style-name="Код_20_в_20_строке">HTTPServerError</text:span> is better than <text:s text:c="2"/><text:span text:style-name="Код_20_в_20_строке">HttpServerError</text:span>. </text:p>
        </text:list-item>
      </text:list>
      <text:p text:style-name="Standard"/>
      <text:list xml:id="list34268725" text:continue-numbering="true" text:style-name="L8">
        <text:list-item>
          <text:p text:style-name="P8"><text:span text:style-name="Код_20_в_20_строке">mixedCase</text:span> (differs from <text:span text:style-name="Код_20_в_20_строке">CapitalizedWords</text:span> by initial lowercase <text:s text:c="2"/>character!) </text:p>
        </text:list-item>
      </text:list>
      <text:p text:style-name="Standard"/>
      <text:list xml:id="list34252025" text:continue-numbering="true" text:style-name="L8">
        <text:list-item>
          <text:p text:style-name="P8"><text:span text:style-name="Код_20_в_20_строке">Capitalized_Words_With_Underscores</text:span> (ugly!) </text:p>
        </text:list-item>
      </text:list>
      <text:p text:style-name="Standard"/>
      <text:list xml:id="list34268631" text:continue-numbering="true" text:style-name="L8">
        <text:list-item>
          <text:p text:style-name="P8"><text:tab/>There's also the style of using a short unique prefix to group related names together. <text:s/>This is not used much in Python, but it is mentioned for completeness. <text:s/>For example, the <text:span text:style-name="Код_20_в_20_строке"><text:span text:style-name="T8">os.stat()</text:span></text:span> function returns a tuple whose items traditionally have names like <text:span text:style-name="Код_20_в_20_строке"><text:span text:style-name="T8">st_mode, st_size, st_mtime</text:span></text:span> and so on. (This is done to emphasize the correspondence with the fields of the POSIX system call struct, which helps programmers familiar with that.) </text:p>
        </text:list-item>
      </text:list>
      <text:p text:style-name="Standard"/>
      <text:p text:style-name="Standard"><text:tab/>The X11 library uses a leading X for all its public functions. <text:s/>In Python, this style is generally deemed unnecessary because attribute and method names are prefixed with an object, and function names are prefixed with a module name. </text:p>
      <text:p text:style-name="Standard"/>
      <text:p text:style-name="Standard"><text:tab/>In addition, the following special forms using leading or trailing underscores are recognized (these can generally be combined with any case convention): </text:p>
      <text:p text:style-name="Standard"/>
      <text:list xml:id="list33365117" text:style-name="L9">
        <text:list-item>
          <text:p text:style-name="P9"><text:span text:style-name="Код_20_в_20_строке">_single_leading_underscore</text:span>: weak "internal use" indicator. <text:s/>E.g. "<text:span text:style-name="Код_20_в_20_строке">from M <text:s text:c="2"/>import *</text:span>" does not import objects whose name starts with an underscore. </text:p>
        </text:list-item>
      </text:list>
      <text:p text:style-name="Standard"/>
      <text:list xml:id="list34247981" text:continue-numbering="true" text:style-name="L9">
        <text:list-item>
          <text:p text:style-name="P9"><text:span text:style-name="Код_20_в_20_строке"><text:span text:style-name="T8">single_trailing_underscore_</text:span></text:span>: used by convention to avoid conflicts with <text:s text:c="2"/>Python keyword, e.g. </text:p>
        </text:list-item>
      </text:list>
      <text:p text:style-name="Код"><text:tab/> <text:s/>Tkinter.Toplevel(master, class_='ClassName') </text:p>
      <text:p text:style-name="Standard"/>
      <text:list xml:id="list34256150" text:continue-numbering="true" text:style-name="L9">
        <text:list-item>
          <text:p text:style-name="P9"><text:span text:style-name="Код_20_в_20_строке">__double_leading_underscore</text:span>: when naming a class attribute, invokes name <text:s text:c="2"/>mangling (inside <text:span text:style-name="Код_20_в_20_строке">class FooBar</text:span>, <text:span text:style-name="Код_20_в_20_строке">__boo</text:span> becomes <text:span text:style-name="Код_20_в_20_строке">_FooBar__boo</text:span>; see below). </text:p>
        </text:list-item>
      </text:list>
      <text:p text:style-name="Standard"/>
      <text:list xml:id="list34242704" text:continue-numbering="true" text:style-name="L9">
        <text:list-item>
          <text:p text:style-name="P9"><text:span text:style-name="Код_20_в_20_строке">__double_leading_and_trailing_underscore__</text:span>: "magic" objects or <text:s text:c="2"/>attributes that live in user-controlled namespaces. <text:s/>E.g. <text:span text:style-name="Код_20_в_20_строке">__init__</text:span>, <text:s/><text:span text:style-name="Код_20_в_20_строке"><text:s/>__import__</text:span> or <text:span text:style-name="Код_20_в_20_строке">__file__</text:span>. <text:s/>Never invent such names; only use them <text:s text:c="2"/>as documented. </text:p>
        </text:list-item>
      </text:list>
      <text:p text:style-name="Standard"/>
      <text:h text:style-name="Heading_20_6" text:outline-level="6"><text:s text:c="2"/>Prescriptive: Naming Conventions </text:h>
      <text:p text:style-name="Standard"/>
      <text:list xml:id="list33429949" text:style-name="L10">
        <text:list-item>
          <text:p text:style-name="P10"><text:soft-page-break/><text:span text:style-name="T6">Names to Avoid </text:span></text:p>
        </text:list-item>
      </text:list>
      <text:p text:style-name="Standard"/>
      <text:p text:style-name="Standard"><text:tab/> <text:s/>Never use the characters `l' (lowercase letter el), `O' (uppercase <text:s text:c="2"/>letter oh), or `I' (uppercase letter eye) as single character variable <text:s text:c="2"/>names. </text:p>
      <text:p text:style-name="Standard"/>
      <text:p text:style-name="Standard"><text:tab/> <text:s/>In some fonts, these characters are indistinguishable from the numerals <text:s text:c="2"/>one and zero. <text:s/>When tempted to use `l', use `L' instead. </text:p>
      <text:p text:style-name="Standard"/>
      <text:list xml:id="list34258350" text:continue-numbering="true" text:style-name="L10">
        <text:list-item>
          <text:p text:style-name="P10"><text:span text:style-name="T6">Package and Module Names </text:span></text:p>
        </text:list-item>
      </text:list>
      <text:p text:style-name="Standard"/>
      <text:p text:style-name="Standard"><text:tab/> <text:s/>Modules should have short, all-lowercase names. <text:s/>Underscores can be used <text:s text:c="2"/>in the module name if it improves readability. <text:s/>Python packages should <text:s text:c="2"/>also have short, all-lowercase names, although the use of underscores is <text:s text:c="2"/>discouraged. </text:p>
      <text:p text:style-name="Standard"/>
      <text:p text:style-name="Standard"><text:tab/> <text:s/>Since module names are mapped to file names, and some file systems are <text:s text:c="2"/>case insensitive and truncate long names, it is important that module <text:s text:c="2"/>names be chosen to be fairly short <text:span text:style-name="T5">–</text:span> this won't be a problem on Unix, <text:s text:c="2"/>but it may be a problem when the code is transported to older Mac or <text:s text:c="2"/>Windows versions, or DOS. </text:p>
      <text:p text:style-name="Standard"/>
      <text:p text:style-name="Standard"><text:tab/> <text:s/>When an extension module written in C or C++ has an accompanying Python <text:s text:c="2"/>module that provides a higher level (e.g. more object oriented) <text:s text:c="2"/>interface, the C/C++ module has a leading underscore (e.g. <text:span text:style-name="Код_20_в_20_строке">_socket</text:span>). </text:p>
      <text:p text:style-name="Standard"/>
      <text:list xml:id="list34243617" text:continue-numbering="true" text:style-name="L10">
        <text:list-item>
          <text:p text:style-name="P10"><text:span text:style-name="T6">Class Names </text:span></text:p>
        </text:list-item>
      </text:list>
      <text:p text:style-name="Standard"/>
      <text:p text:style-name="Standard"><text:tab/> <text:s/>Almost without exception, class names use the <text:span text:style-name="Код_20_в_20_строке">CapWords</text:span> convention. <text:s text:c="2"/>Classes for internal use have a leading underscore in addition. </text:p>
      <text:p text:style-name="Standard"/>
      <text:list xml:id="list34267671" text:continue-numbering="true" text:style-name="L10">
        <text:list-item>
          <text:p text:style-name="P10"><text:span text:style-name="T6">Exception Names </text:span></text:p>
        </text:list-item>
      </text:list>
      <text:p text:style-name="Standard"/>
      <text:p text:style-name="Standard"><text:tab/> <text:s/>Because exceptions should be classes, the class naming convention <text:s text:c="2"/>applies here. <text:s/>However, you should use the suffix "<text:span text:style-name="Код_20_в_20_строке">Error</text:span>" on your <text:s text:c="2"/>exception names (if the exception actually is an error). </text:p>
      <text:p text:style-name="Standard"/>
      <text:list xml:id="list34272312" text:continue-numbering="true" text:style-name="L10">
        <text:list-item>
          <text:p text:style-name="P10"><text:span text:style-name="T6">Global Variable Names</text:span> </text:p>
        </text:list-item>
      </text:list>
      <text:p text:style-name="Standard"/>
      <text:p text:style-name="Standard"><text:tab/> <text:s/>(Let's hope that these variables are meant for use inside one module <text:s text:c="2"/>only.) <text:s/>The conventions are about the same as those for functions. </text:p>
      <text:p text:style-name="Standard"/>
      <text:p text:style-name="Standard"><text:tab/> <text:s/>Modules that are designed for use via "<text:span text:style-name="Код_20_в_20_строке">from M import *</text:span>" should use the <text:s text:c="2"/><text:span text:style-name="Код_20_в_20_строке">__all__</text:span> mechanism to prevent exporting globals, or use the older <text:s text:c="2"/>convention of prefixing such globals with an underscore (which you might <text:s text:c="2"/>want to do to indicate these globals are "module non-public"). </text:p>
      <text:p text:style-name="Standard"/>
      <text:list xml:id="list34257405" text:continue-numbering="true" text:style-name="L10">
        <text:list-item>
          <text:p text:style-name="P10"><text:span text:style-name="T6">Function Names </text:span></text:p>
        </text:list-item>
      </text:list>
      <text:p text:style-name="Standard"/>
      <text:p text:style-name="Standard"><text:tab/> <text:s/>Function names should be lowercase, with words separated by underscores <text:s text:c="2"/>as necessary to improve readability. </text:p>
      <text:p text:style-name="Standard"/>
      <text:p text:style-name="Standard"><text:tab/> <text:s/><text:span text:style-name="Код_20_в_20_строке">mixedCase</text:span> is allowed only in contexts where that's already the <text:s text:c="2"/>prevailing style (e.g. <text:span text:style-name="Код_20_в_20_строке">threading.py</text:span>), to retain backwards compatibility. </text:p>
      <text:p text:style-name="Standard"/>
      <text:list xml:id="list34255779" text:continue-numbering="true" text:style-name="L10">
        <text:list-item>
          <text:p text:style-name="P10"><text:span text:style-name="T6">Function and method arguments </text:span></text:p>
        </text:list-item>
      </text:list>
      <text:p text:style-name="Standard"/>
      <text:p text:style-name="Standard"><text:tab/> <text:s/>Always use '<text:span text:style-name="Код_20_в_20_строке">self</text:span>' for the first argument to instance methods. </text:p>
      <text:p text:style-name="Standard"/>
      <text:p text:style-name="Standard"><text:tab/> <text:s/>Always use '<text:span text:style-name="Код_20_в_20_строке">cls</text:span>' for the first argument to class methods. </text:p>
      <text:p text:style-name="Standard"/>
      <text:p text:style-name="Standard"><text:tab/> <text:s/>If a function argument's name clashes with a reserved keyword, it is <text:s text:c="2"/>generally better to append a single trailing underscore rather than use <text:s text:c="2"/>an abbreviation or spelling corruption. <text:s/>Thus "<text:span text:style-name="Код_20_в_20_строке">print_</text:span>" is better than <text:s text:c="2"/>"<text:span text:style-name="Код_20_в_20_строке">prnt</text:span>". <text:s/>(Perhaps better is to avoid such clashes by using a synonym.) </text:p>
      <text:p text:style-name="Standard"/>
      <text:list xml:id="list34269059" text:continue-numbering="true" text:style-name="L10">
        <text:list-item>
          <text:p text:style-name="P10"><text:span text:style-name="T6">Method Names and Instance Variables </text:span></text:p>
        </text:list-item>
      </text:list>
      <text:p text:style-name="Standard"/>
      <text:p text:style-name="Standard"><text:tab/> <text:s/>Use the function naming rules: lowercase with words separated by <text:s text:c="2"/>underscores as necessary to <text:soft-page-break/>improve readability. </text:p>
      <text:p text:style-name="Standard"/>
      <text:p text:style-name="Standard"><text:tab/> <text:s/>Use one leading underscore only for non-public methods and instance <text:s text:c="2"/>variables. </text:p>
      <text:p text:style-name="Standard"/>
      <text:p text:style-name="Standard"><text:tab/> <text:s/>To avoid name clashes with subclasses, use two leading underscores to <text:s text:c="2"/>invoke Python's name mangling rules. </text:p>
      <text:p text:style-name="Standard"/>
      <text:p text:style-name="Standard"><text:tab/> <text:s/>Python mangles these names with the class name: if class <text:span text:style-name="Код_20_в_20_строке">Foo</text:span> has an <text:s text:c="2"/>attribute named <text:span text:style-name="Код_20_в_20_строке">__a</text:span>, it cannot be accessed by <text:span text:style-name="Код_20_в_20_строке">Foo.__a</text:span>. <text:s/>(An insistent <text:s text:c="2"/>user could still gain access by calling <text:span text:style-name="Код_20_в_20_строке">Foo._Foo__a</text:span>.) <text:s/>Generally, double <text:s text:c="2"/>leading underscores should be used only to avoid name conflicts with <text:s text:c="2"/>attributes in classes designed to be subclassed. </text:p>
      <text:p text:style-name="Standard"/>
      <text:p text:style-name="Standard"><text:tab/> <text:s/>Note: there is some controversy about the use of __names (see below). </text:p>
      <text:p text:style-name="Standard"/>
      <text:list xml:id="list34251867" text:continue-numbering="true" text:style-name="L10">
        <text:list-item>
          <text:p text:style-name="P10"><text:span text:style-name="T6">Constants </text:span></text:p>
        </text:list-item>
      </text:list>
      <text:p text:style-name="Standard"/>
      <text:p text:style-name="Standard"><text:tab/> <text:s text:c="2"/>Constants are usually declared on a module level and written in allcapital letters with underscores separating words. <text:s/>Examples include <text:span text:style-name="Код_20_в_20_строке">MAX_OVERFLOW</text:span> and <text:span text:style-name="Код_20_в_20_строке">TOTAL</text:span>. </text:p>
      <text:p text:style-name="Standard"/>
      <text:list xml:id="list34272150" text:continue-numbering="true" text:style-name="L10">
        <text:list-item>
          <text:p text:style-name="P11"><text:span text:style-name="T6">Designing for inheritance</text:span> </text:p>
        </text:list-item>
      </text:list>
      <text:p text:style-name="Standard"/>
      <text:p text:style-name="Standard"><text:tab/> <text:s/>Always decide whether a class's methods and instance variables <text:s text:c="2"/>(collectively: "attributes") should be public or non-public. <text:s/>If in <text:s text:c="2"/>doubt, choose non-public; it's easier to make it public later than to <text:s text:c="2"/>make a public attribute non-public. </text:p>
      <text:p text:style-name="Standard"/>
      <text:p text:style-name="Standard"><text:tab/> <text:s/>Public attributes are those that you expect unrelated clients of your <text:s text:c="2"/>class to use, with your commitment to avoid backward incompatible <text:s text:c="2"/>changes. <text:s/>Non-public attributes are those that are not intended to be <text:s text:c="2"/>used by third parties; you make no guarantees that non-public attributes <text:s text:c="2"/>won't change or even be removed. </text:p>
      <text:p text:style-name="Standard"/>
      <text:p text:style-name="Standard"><text:tab/> <text:s/>We don't use the term "private" here, since no attribute is really <text:s text:c="2"/>private in Python (without a generally unnecessary amount of work). </text:p>
      <text:p text:style-name="Standard"/>
      <text:p text:style-name="Standard"><text:tab/> <text:s/>Another category of attributes are those that are part of the "subclass <text:s text:c="2"/>API" (often called "protected" in other languages). <text:s/>Some classes are <text:s text:c="2"/>designed to be inherited from, either to extend or modify aspects of the <text:s text:c="2"/>class's behavior. <text:s/>When designing such a class, take care to make <text:s text:c="2"/>explicit decisions about which attributes are public, which are part of <text:s text:c="2"/>the subclass API, and which are truly only to be used by your base <text:s text:c="2"/>class. </text:p>
      <text:p text:style-name="Standard"/>
      <text:p text:style-name="Standard"><text:tab/> <text:s/>With this in mind, here are the Pythonic guidelines: </text:p>
      <text:p text:style-name="Standard"/>
      <text:list xml:id="list33510039" text:style-name="L11">
        <text:list-item>
          <text:p text:style-name="P12">Public attributes should have no leading underscores. </text:p>
        </text:list-item>
      </text:list>
      <text:p text:style-name="Standard"/>
      <text:list xml:id="list34244366" text:continue-numbering="true" text:style-name="L11">
        <text:list-item>
          <text:p text:style-name="P12">If your public attribute name collides with a reserved keyword, append a single trailing underscore to your attribute name. <text:s/>This is preferable to an abbreviation or corrupted spelling. <text:s/>(However, notwithstanding this rule, '<text:span text:style-name="Код_20_в_20_строке">cls</text:span>' is the preferred spelling for any variable or argument which is known to be a class, especially the first argument to a class method.) </text:p>
          <text:list>
            <text:list-header>
              <text:p text:style-name="P12"/>
            </text:list-header>
            <text:list-item>
              <text:p text:style-name="P12">Note 1: See the argument name recommendation above for class methods. </text:p>
            </text:list-item>
          </text:list>
        </text:list-item>
      </text:list>
      <text:p text:style-name="Standard"/>
      <text:list xml:id="list33520430" text:style-name="L13">
        <text:list-item>
          <text:p text:style-name="P13">For simple public data attributes, it is best to expose just the attribute name, without complicated accessor/mutator methods. <text:s/>Keep in mind that Python provides an easy path to future enhancement, should you find that a simple data attribute needs to grow functional behavior. <text:s/>In that case, use properties to hide functional implementation behind simple data attribute access syntax. </text:p>
          <text:p text:style-name="P13"/>
          <text:list>
            <text:list-item>
              <text:p text:style-name="P13">Note 1: Properties only work on new-style classes. </text:p>
              <text:p text:style-name="P13"/>
            </text:list-item>
            <text:list-item>
              <text:p text:style-name="P13">Note 2: Try to keep the functional behavior side-effect free, although side-effects such as caching are generally fine. </text:p>
              <text:p text:style-name="P13"/>
            </text:list-item>
            <text:list-item>
              <text:p text:style-name="P13">Note 3: Avoid using properties for computationally expensive operations; the attribute notation makes the caller believe that access is (relatively) cheap. </text:p>
            </text:list-item>
          </text:list>
        </text:list-item>
      </text:list>
      <text:p text:style-name="Standard"><text:soft-page-break/></text:p>
      <text:list xml:id="list34263514" text:continue-numbering="true" text:style-name="L13">
        <text:list-item>
          <text:p text:style-name="P13">If your class is intended to be subclassed, and you have attributes that you do not want subclasses to use, consider naming them with double leading underscores and no trailing underscores. <text:s/>This invokes Python's name mangling algorithm, where the name of the class is mangled into the attribute name. <text:s/>This helps avoid attribute name collisions should subclasses inadvertently contain attributes with the same name. </text:p>
          <text:p text:style-name="P13"/>
          <text:list>
            <text:list-item>
              <text:p text:style-name="P13">Note 1: Note that only the simple class name is used in the mangled name, so if a subclass chooses both the same class name and attribute name, you can still get name collisions. </text:p>
              <text:p text:style-name="P13"/>
            </text:list-item>
            <text:list-item>
              <text:p text:style-name="P13">Note 2: Name mangling can make certain uses, such as debugging and <text:span text:style-name="Код_20_в_20_строке">__getattr__()</text:span>, less convenient. <text:s/>However the name mangling algorithm is well documented and easy to perform manually. </text:p>
              <text:p text:style-name="P13"/>
            </text:list-item>
            <text:list-item>
              <text:p text:style-name="P13">Note 3: Not everyone likes name mangling. <text:s/>Try to balance the need to avoid accidental name clashes with potential use by advanced callers. </text:p>
            </text:list-item>
          </text:list>
        </text:list-item>
      </text:list>
      <text:p text:style-name="Standard"/>
      <text:p text:style-name="Title"><text:s/>Programming Recommendations <text:s/></text:p>
      <text:p text:style-name="Standard"/>
      <text:list xml:id="list33543811" text:style-name="L15">
        <text:list-item>
          <text:p text:style-name="P14">Code should be written in a way that does not disadvantage other <text:s text:c="2"/>implementations of Python (PyPy, Jython, IronPython, Pyrex, Psyco, <text:s text:c="2"/>and such). </text:p>
          <text:p text:style-name="P14"/>
          <text:p text:style-name="P14">For example, do not rely on CPython's efficient implementation of <text:s text:c="2"/>in-place string concatenation for statements in the form <text:span text:style-name="Код_20_в_20_строке">a+=b</text:span> or <text:span text:style-name="Код_20_в_20_строке">a=a+b</text:span>. <text:s text:c="2"/>Those statements run more slowly in Jython. <text:s/>In performance sensitive <text:s text:c="2"/>parts of the library, the <text:span text:style-name="Код_20_в_20_строке">''.join()</text:span> form should be used instead. <text:s/>This <text:s text:c="2"/>will ensure that concatenation occurs in linear time across various <text:s text:c="2"/>implementations. </text:p>
          <text:p text:style-name="P14"/>
        </text:list-item>
        <text:list-item>
          <text:p text:style-name="P14">Comparisons to singletons like <text:span text:style-name="Код_20_в_20_строке">None</text:span> should always be done with <text:s text:c="2"/>'<text:span text:style-name="Код_20_в_20_строке">is</text:span>' or '<text:span text:style-name="Код_20_в_20_строке">is not</text:span>', never the equality operators. </text:p>
          <text:p text:style-name="P14"/>
          <text:p text:style-name="P14">Also, beware of writing "<text:span text:style-name="Код_20_в_20_строке">if x</text:span>" when you really mean "<text:span text:style-name="Код_20_в_20_строке">if x is not None</text:span>" <text:s text:c="2"/><text:span text:style-name="T5">– </text:span><text:s/>e.g. when testing whether a variable or argument that defaults to <text:s text:c="2"/><text:span text:style-name="Код_20_в_20_строке">None</text:span> was set to some other value. <text:s/>The other value might have a type <text:s text:c="2"/>(such as a container) that could be false in a boolean context! </text:p>
          <text:p text:style-name="P14"/>
        </text:list-item>
        <text:list-item>
          <text:p text:style-name="P14">Use class-based exceptions. </text:p>
          <text:p text:style-name="P14"/>
          <text:p text:style-name="P14">String exceptions in new code are forbidden, because this language <text:s text:c="2"/>feature is being removed in Python 2.6. </text:p>
          <text:p text:style-name="P14"/>
          <text:p text:style-name="P14">Modules or packages should define their own domain-specific base <text:s text:c="2"/>exception class, which should be subclassed from the built-in <text:span text:style-name="Код_20_в_20_строке">Exception</text:span> <text:s text:c="2"/>class. <text:s/>Always include a class docstring. <text:s/>E.g.: </text:p>
          <text:p text:style-name="P14"/>
          <text:p text:style-name="P20">class MessageError(Exception): </text:p>
          <text:p text:style-name="P20"><text:s text:c="4"/>"""Base class for errors in the email package.""" </text:p>
          <text:p text:style-name="P17"/>
          <text:p text:style-name="P14">Class naming conventions apply here, although you should add the suffix <text:s text:c="2"/>"<text:span text:style-name="Код_20_в_20_строке">Error</text:span>" to your exception classes, if the exception is an error. <text:s text:c="2"/>Non-error exceptions need no special suffix. </text:p>
          <text:p text:style-name="P14"/>
        </text:list-item>
        <text:list-item>
          <text:p text:style-name="P14">When raising an exception, use "<text:span text:style-name="Код_20_в_20_строке">raise ValueError('message')</text:span>" instead of <text:s text:c="2"/>the older form "<text:span text:style-name="Код_20_в_20_строке">raise ValueError, 'message'</text:span>". </text:p>
          <text:p text:style-name="P14"/>
          <text:p text:style-name="P14">The paren-using form is preferred because when the exception arguments <text:s text:c="2"/>are long or include string formatting, you don't need to use line <text:s text:c="2"/>continuation characters thanks to the containing parentheses. <text:s/>The older <text:s text:c="2"/>form will be removed in Python 3000. </text:p>
          <text:p text:style-name="P14"/>
        </text:list-item>
        <text:list-item>
          <text:p text:style-name="P14">When catching exceptions, mention specific exceptions <text:s text:c="2"/>whenever possible instead of using a bare '<text:span text:style-name="Код_20_в_20_строке">except:</text:span>' clause. </text:p>
          <text:p text:style-name="P14"><text:soft-page-break/></text:p>
          <text:p text:style-name="P14">For example, use: </text:p>
          <text:p text:style-name="P14"/>
          <text:p text:style-name="P20">try:</text:p>
          <text:p text:style-name="P20"><text:s text:c="4"/>import platform_specific_module</text:p>
          <text:p text:style-name="P20">except ImportError:</text:p>
          <text:p text:style-name="P20"><text:s text:c="4"/>platform_specific_module = None</text:p>
          <text:p text:style-name="P14"/>
          <text:p text:style-name="P14"><text:s/>A bare '<text:span text:style-name="Код_20_в_20_строке">except:</text:span>' clause will catch <text:span text:style-name="Код_20_в_20_строке">SystemExit</text:span> and <text:span text:style-name="Код_20_в_20_строке">KeyboardInterrupt</text:span> <text:s text:c="2"/>exceptions, making it harder to interrupt a program with Control-C, <text:s text:c="2"/>and can disguise other problems. <text:s/>If you want to catch all <text:s text:c="2"/>exceptions that signal program errors, use '<text:span text:style-name="Код_20_в_20_строке">except Exception:</text:span>'. </text:p>
          <text:p text:style-name="P14"/>
        </text:list-item>
        <text:list-item>
          <text:p text:style-name="P14">A good rule of thumb is to limit use of bare '<text:span text:style-name="Код_20_в_20_строке">except</text:span>' clauses to twocases: </text:p>
          <text:p text:style-name="P14"/>
          <text:p text:style-name="P14"><text:tab/> 1) If the exception handler will be printing out or logging the traceback; at least the user will be aware that an error has occurred. </text:p>
          <text:p text:style-name="P14"/>
          <text:p text:style-name="P14"><text:tab/> 2) If the code needs to do some cleanup work, but then lets the exception propagate upwards with '<text:span text:style-name="Код_20_в_20_строке">raise</text:span>'. '<text:span text:style-name="Код_20_в_20_строке">try...finally</text:span>' is a better way to handle this case. </text:p>
          <text:p text:style-name="P14"/>
        </text:list-item>
        <text:list-item>
          <text:p text:style-name="P14">Additionally, for all <text:span text:style-name="Код_20_в_20_строке">try</text:span>/<text:span text:style-name="Код_20_в_20_строке">except</text:span> clauses, limit the '<text:span text:style-name="Код_20_в_20_строке">try</text:span>' clause <text:s text:c="2"/>to the absolute minimum amount of code necessary. <text:s/>Again, this <text:s text:c="2"/>avoids masking bugs. </text:p>
          <text:p text:style-name="P14"/>
          <text:p text:style-name="P14">Yes:</text:p>
          <text:p text:style-name="P14"/>
          <text:p text:style-name="P20">try:</text:p>
          <text:p text:style-name="P20"><text:s text:c="4"/>value = collection[key]</text:p>
          <text:p text:style-name="P20">except KeyError:</text:p>
          <text:p text:style-name="P20"><text:s text:c="4"/>return key_not_found(key)</text:p>
          <text:p text:style-name="P20">else:</text:p>
          <text:p text:style-name="P20"><text:s text:c="4"/>return handle_value(value)</text:p>
          <text:p text:style-name="P14"/>
          <text:p text:style-name="P14">No:</text:p>
          <text:p text:style-name="P14"/>
          <text:p text:style-name="P20">try:</text:p>
          <text:p text:style-name="P20"><text:s text:c="4"/># Too broad!</text:p>
          <text:p text:style-name="P20"><text:s text:c="4"/>return handle_value(collection[key])</text:p>
          <text:p text:style-name="P20">except KeyError:</text:p>
          <text:p text:style-name="P20"><text:s text:c="4"/># Will also catch KeyError raised by handle_value()</text:p>
          <text:p text:style-name="P20"><text:s text:c="4"/>return key_not_found(key) </text:p>
          <text:p text:style-name="P14"><text:soft-page-break/></text:p>
        </text:list-item>
        <text:list-item>
          <text:p text:style-name="P14">Use string methods instead of the <text:span text:style-name="Код_20_в_20_строке">string</text:span> module. </text:p>
          <text:p text:style-name="P14"/>
          <text:p text:style-name="P14">String methods are always much faster and share the same API with <text:s text:c="2"/>unicode strings. <text:s/>Override this rule if backward compatibility with <text:s text:c="2"/>Pythons older than 2.0 is required. </text:p>
          <text:p text:style-name="P14"/>
        </text:list-item>
        <text:list-item>
          <text:p text:style-name="P14">Use <text:span text:style-name="Код_20_в_20_строке">''.startswith()</text:span> and <text:span text:style-name="Код_20_в_20_строке">''.endswith()</text:span> instead of string slicing to check <text:s text:c="2"/>for prefixes or suffixes. <text:s/><text:span text:style-name="Код_20_в_20_строке">startswith()</text:span> and <text:span text:style-name="Код_20_в_20_строке">endswith()</text:span> are cleaner and less error prone. <text:s/>For <text:s text:c="2"/>example: </text:p>
          <text:p text:style-name="P14"/>
          <text:p text:style-name="P14">Yes:</text:p>
          <text:p text:style-name="P20">if foo.startswith('bar'): </text:p>
          <text:p text:style-name="P14"/>
          <text:p text:style-name="P14">No:</text:p>
          <text:p text:style-name="P20">if foo<text:span text:style-name="T4">[:3] </text:span>== 'bar': </text:p>
          <text:p text:style-name="P14"/>
          <text:p text:style-name="P14">The exception is if your code must work with Python 1.5.2 (but let's <text:s text:c="2"/>hope not!). </text:p>
          <text:p text:style-name="P14"/>
        </text:list-item>
        <text:list-item>
          <text:p text:style-name="P14">Object type comparisons should always use isinstance() instead <text:s text:c="2"/>of comparing types directly. </text:p>
          <text:p text:style-name="P14"/>
          <text:p text:style-name="P14">Yes:</text:p>
          <text:p text:style-name="P20">if isinstance(obj, int):</text:p>
          <text:p text:style-name="P14">No:</text:p>
          <text:p text:style-name="P20">if type(obj) is type(1):</text:p>
          <text:p text:style-name="P14"/>
          <text:p text:style-name="P14">When checking if an object is a string, keep in mind that it might be a <text:s text:c="2"/>unicode string too! <text:s/>In Python 2.3, <text:span text:style-name="Код_20_в_20_строке">str</text:span> and <text:span text:style-name="Код_20_в_20_строке">unicode</text:span> have a common base <text:s text:c="2"/>class, <text:span text:style-name="Код_20_в_20_строке">basestring</text:span>, so you can do: </text:p>
          <text:p text:style-name="P14"/>
          <text:p text:style-name="P20">if isinstance(obj, basestring):</text:p>
          <text:p text:style-name="P14"/>
          <text:p text:style-name="P14">In Python 2.2, the types module has the StringTypes type defined for <text:s text:c="2"/>that purpose, e.g.: </text:p>
          <text:p text:style-name="P14"/>
          <text:p text:style-name="P20">from types import StringTypes</text:p>
          <text:p text:style-name="P20">if isinstance(obj, StringTypes):</text:p>
          <text:p text:style-name="P14"/>
          <text:p text:style-name="P14">In Python 2.0 and 2.1, you should do: </text:p>
          <text:p text:style-name="P14"/>
          <text:p text:style-name="P20">from types import StringType, UnicodeType</text:p>
          <text:p text:style-name="P20">if isinstance(obj, StringType) or \</text:p>
          <text:p text:style-name="P20">isinstance(obj, UnicodeType) :</text:p>
          <text:p text:style-name="P14"/>
        </text:list-item>
        <text:list-item>
          <text:p text:style-name="P14">For sequences, (strings, lists, tuples), use the fact that empty <text:s text:c="2"/>sequences are false. </text:p>
          <text:p text:style-name="P14"/>
          <text:p text:style-name="P14">Yes: </text:p>
          <text:p text:style-name="P20">if not seq:</text:p>
          <text:p text:style-name="P20">if seq:</text:p>
        </text:list-item>
      </text:list>
      <text:p text:style-name="Standard"><text:soft-page-break/></text:p>
      <text:list xml:id="list34244574" text:continue-numbering="true" text:style-name="L15">
        <text:list-header>
          <text:p text:style-name="P14">No: </text:p>
          <text:p text:style-name="P20">if len(seq)<text:span text:style-name="T5">:</text:span></text:p>
          <text:p text:style-name="P20">if not len(seq):</text:p>
          <text:p text:style-name="P14"/>
        </text:list-header>
        <text:list-item>
          <text:p text:style-name="P14">Don't write string literals that rely on significant trailing <text:s text:c="2"/>whitespace. <text:s/>Such trailing whitespace is visually indistinguishable and <text:s text:c="2"/>some editors (or more recently, <text:span text:style-name="Код_20_в_20_строке">reindent.py</text:span>) will trim them. </text:p>
          <text:p text:style-name="P14"/>
        </text:list-item>
        <text:list-item>
          <text:p text:style-name="P14">Don't compare boolean values to <text:span text:style-name="Код_20_в_20_строке">True</text:span> or <text:span text:style-name="Код_20_в_20_строке">False</text:span> using <text:span text:style-name="Код_20_в_20_строке">==</text:span> </text:p>
          <text:p text:style-name="P14"/>
          <text:p text:style-name="P14">Yes:</text:p>
          <text:p text:style-name="P20"><text:span text:style-name="T9">if greeti</text:span>ng:</text:p>
          <text:p text:style-name="P14"/>
          <text:p text:style-name="P14">No:</text:p>
          <text:p text:style-name="P20">if greeting == True:</text:p>
          <text:p text:style-name="P14"/>
          <text:p text:style-name="P14">Worse:</text:p>
          <text:p text:style-name="P20">if greeting is True:</text:p>
          <text:p text:style-name="P14"/>
        </text:list-item>
      </text:list>
      <text:p text:style-name="Standard"><text:s/></text:p>
      <text:p text:style-name="Standard"/>
      <text:p text:style-name="Title">References <text:s/></text:p>
      <text:p text:style-name="Standard"/>
      <text:p text:style-name="P1"><text:tab/>[1] <text:a xlink:type="simple" xlink:href="http://www.python.org/dev/peps/pep-0007">PEP 7</text:a>, Style Guide for C Code, van Rossum </text:p>
      <text:p text:style-name="P1"/>
      <text:p text:style-name="P1"><text:tab/>[2] <text:a xlink:type="simple" xlink:href="http://www.python.org/doc/essays/styleguide.html">http://www.python.org/doc/essays/styleguide.html</text:a></text:p>
      <text:p text:style-name="P1"/>
      <text:p text:style-name="P1"><text:tab/>[3] <text:a xlink:type="simple" xlink:href="http://www.python.org/dev/peps/pep-0257">PEP 257</text:a>, Docstring Conventions, Goodger, van Rossum </text:p>
      <text:p text:style-name="P1"/>
      <text:p text:style-name="P1"><text:tab/>[4]<text:a xlink:type="simple" xlink:href="http://www.wikipedia.com/wiki/CamelCase">http://www.wikipedia.com/wiki/CamelCase</text:a></text:p>
      <text:p text:style-name="P1"/>
      <text:p text:style-name="P1"><text:tab/>[5] Barry's GNU Mailman style guide <text:a xlink:type="simple" xlink:href="http://barry.warsaw.us/software/STYLEGUIDE.txt">http://barry.warsaw.us/software/STYLEGUIDE.txt</text:a></text:p>
      <text:p text:style-name="P1"/>
      <text:p text:style-name="P1"><text:tab/>[6] <text:a xlink:type="simple" xlink:href="http://www.python.org/dev/peps/pep-0020">PEP 20</text:a>, The Zen of Python </text:p>
      <text:p text:style-name="P1"/>
      <text:p text:style-name="Standard"><text:span text:style-name="T4"><text:tab/>[7] </text:span><text:a xlink:type="simple" xlink:href="http://www.python.org/dev/peps/pep-0328"><text:span text:style-name="T4">PEP 328</text:span></text:a><text:span text:style-name="T4">, Imports: Multi-Line and Absolute/Relative </text:span></text:p>
      <text:p text:style-name="Standard"/>
      <text:p text:style-name="Title"><text:s/>Copyright <text:s/></text:p>
      <text:p text:style-name="Standard"/>
      <text:p text:style-name="Standard"><text:tab/>This document has been placed in the public domain.</text:p>
      <text:p text:style-name="Standard"><text:tab/><text:span text:style-name="T5">Authors: Guido van Rossum &lt;guido at python.org&gt;, Barry Warsaw &lt;barry at python.org&gt; .</text:span></text:p>
      <text:p text:style-name="Standard"><text:span text:style-name="T5"/></text:p>
      <text:p text:style-name="Standard"><text:span text:style-name="T5"><text:tab/>Formatting done by Andrew Chernin from version 68852 of PEP 8 – Style Guide for Python Code.</text:sp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zxx" fo:country="none"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Код" style:family="paragraph" style:parent-style-name="Text_20_body_20_indent" style:class="text" style:master-page-name="">
      <style:paragraph-properties fo:margin-left="1cm" fo:margin-right="0cm" fo:margin-top="0.3cm" fo:margin-bottom="0.31cm" style:register-true="true" fo:text-indent="0cm" style:auto-text-indent="false" style:page-number="auto" fo:background-color="transparent" fo:padding="0.951cm" fo:border-left="0.018cm solid #008080" fo:border-right="none" fo:border-top="none" fo:border-bottom="none" style:shadow="none">
        <style:tab-stops/>
        <style:background-image/>
      </style:paragraph-properties>
      <style:text-properties style:font-name="DejaVu Sans Mono1" fo:font-size="9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Код_20_в_20_строке" style:display-name="Код в строке" style:family="text" style:parent-style-name="User_20_Entry">
      <style:text-properties style:font-name="DejaVu Sans Mono1" fo:letter-spacing="0.035cm" style:font-size-asian="10.5pt"/>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01:01:34.60</meta:creation-date>
    <dc:date>2009-11-24T14:15:05.78</dc:date>
    <meta:editing-duration>PT12H40M55S</meta:editing-duration>
    <meta:editing-cycles>7</meta:editing-cycles>
    <meta:generator>OpenOffice.org/3.1$Win32 OpenOffice.org_project/310m11$Build-9399</meta:generator>
    <meta:document-statistic meta:table-count="0" meta:image-count="0" meta:object-count="0" meta:page-count="15" meta:paragraph-count="334" meta:word-count="4270" meta:character-count="27185"/>
  </office:meta>
</office:document-meta>
</file>